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FA000000FA9D47CFC0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cc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fill="solid" draw:fill-color="#ffcc00" draw:textarea-vertical-align="middle"/>
    </style:style>
    <style:style style:name="gr1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1.1cm" fo:margin-bottom="0cm"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6cm" svg:height="8.7cm" svg:x="5.9cm" svg:y="1.1cm">
          <text:p/>
        </draw:rect>
        <draw:rect draw:style-name="gr2" draw:text-style-name="P1" xml:id="id1" draw:id="id1" draw:layer="layout" svg:width="3.1cm" svg:height="1.9cm" svg:x="6.4cm" svg:y="3.7cm">
          <text:p text:style-name="P1">Controler</text:p>
        </draw:rect>
        <draw:rect draw:style-name="gr3" draw:text-style-name="P1" xml:id="id4" draw:id="id4" draw:layer="layout" svg:width="2.6cm" svg:height="1.1cm" svg:x="6.6cm" svg:y="8.2cm">
          <text:p text:style-name="P1">Merge</text:p>
        </draw:rect>
        <draw:rect draw:style-name="gr4" draw:text-style-name="P1" draw:layer="layout" svg:width="2.6cm" svg:height="1.1cm" svg:x="13.729cm" svg:y="2.4cm">
          <text:p text:style-name="P1">Calculus</text:p>
        </draw:rect>
        <draw:rect draw:style-name="gr4" draw:text-style-name="P1" draw:layer="layout" svg:width="2.6cm" svg:height="1.1cm" svg:x="13.729cm" svg:y="4cm">
          <text:p text:style-name="P1">Calculus</text:p>
        </draw:rect>
        <draw:rect draw:style-name="gr4" draw:text-style-name="P1" draw:layer="layout" svg:width="2.6cm" svg:height="1.1cm" svg:x="13.729cm" svg:y="6.7cm">
          <text:p text:style-name="P1">Calculus</text:p>
        </draw:rect>
        <draw:connector draw:style-name="gr5" draw:text-style-name="P1" draw:layer="layout" draw:type="line" svg:x1="9.5cm" svg:y1="4.65cm" svg:x2="12.7cm" svg:y2="2.95cm" draw:start-shape="id1" svg:d="M9500 4650l3200-1700">
          <text:p/>
        </draw:connector>
        <draw:connector draw:style-name="gr5" draw:text-style-name="P1" draw:layer="layout" draw:type="line" svg:x1="9.5cm" svg:y1="4.65cm" svg:x2="12.7cm" svg:y2="4.55cm" draw:start-shape="id1" svg:d="M9500 4650l3200-100">
          <text:p/>
        </draw:connector>
        <draw:connector draw:style-name="gr5" draw:text-style-name="P1" draw:layer="layout" draw:type="line" svg:x1="9.5cm" svg:y1="4.65cm" svg:x2="12.729cm" svg:y2="7.224cm" draw:start-shape="id1" draw:end-shape="id2" draw:end-glue-point="3" svg:d="M9500 4650l3229 2574">
          <text:p/>
        </draw:connector>
        <draw:connector draw:style-name="gr5" draw:text-style-name="P1" draw:layer="layout" draw:type="curve" svg:x1="13.243cm" svg:y1="3.5cm" svg:x2="9.2cm" svg:y2="8.75cm" draw:start-shape="id3" draw:start-glue-point="2" draw:end-shape="id4" draw:end-glue-point="1" svg:d="M13243 3500c0 3500-1347 5250-4043 5250">
          <text:p/>
        </draw:connector>
        <draw:connector draw:style-name="gr5" draw:text-style-name="P1" draw:layer="layout" draw:type="curve" svg:x1="13.214cm" svg:y1="5.1cm" svg:x2="9.2cm" svg:y2="8.75cm" draw:start-shape="id5" draw:start-glue-point="2" draw:end-shape="id4" draw:end-glue-point="1" svg:d="M13214 5100c0 2434-1338 3650-4014 3650">
          <text:p/>
        </draw:connector>
        <draw:connector draw:style-name="gr5" draw:text-style-name="P1" draw:layer="layout" draw:type="curve" svg:x1="13.214cm" svg:y1="7.8cm" svg:x2="9.2cm" svg:y2="8.75cm" draw:start-shape="id6" draw:start-glue-point="2" draw:end-shape="id4" draw:end-glue-point="1" svg:d="M13214 7800c0 634-1338 950-4014 950">
          <text:p/>
        </draw:connector>
        <draw:rect draw:style-name="gr6" draw:text-style-name="P1" xml:id="id6" draw:id="id6" draw:layer="layout" svg:width="1.029cm" svg:height="1.1cm" svg:x="12.7cm" svg:y="6.7cm">
          <text:p/>
        </draw:rect>
        <draw:connector draw:style-name="gr5" draw:text-style-name="P1" draw:layer="layout" draw:type="line" svg:x1="7.9cm" svg:y1="8.2cm" svg:x2="7.95cm" svg:y2="5.6cm" draw:start-shape="id4" draw:end-shape="id1" svg:d="M7900 8200l50-2600">
          <text:p/>
        </draw:connector>
        <draw:rect draw:style-name="gr7" draw:text-style-name="P1" draw:layer="layout" svg:width="3.1cm" svg:height="1.9cm" svg:x="1cm" svg:y="3.7cm">
          <text:p text:style-name="P1">Converter</text:p>
        </draw:rect>
        <draw:line draw:style-name="gr5" draw:text-style-name="P2" draw:layer="layout" svg:x1="4.1cm" svg:y1="4cm" svg:x2="6.4cm" svg:y2="4cm">
          <text:p/>
        </draw:line>
        <draw:line draw:style-name="gr5" draw:text-style-name="P1" draw:layer="layout" svg:x1="6.4cm" svg:y1="4.9cm" svg:x2="4.1cm" svg:y2="4.9cm">
          <text:p/>
        </draw:line>
        <draw:frame draw:style-name="gr8" draw:text-style-name="P3" draw:layer="layout" svg:width="1.637cm" svg:height="0.725cm" svg:x="4.2cm" svg:y="3.175cm">
          <draw:text-box>
            <text:p><text:span text:style-name="T1">Board</text:span></text:p>
          </draw:text-box>
        </draw:frame>
        <draw:frame draw:style-name="gr9" draw:text-style-name="P3" draw:layer="layout" svg:width="1.535cm" svg:height="0.725cm" svg:x="4.3cm" svg:y="4.975cm">
          <draw:text-box>
            <text:p><text:span text:style-name="T1">Move</text:span></text:p>
          </draw:text-box>
        </draw:frame>
        <draw:frame draw:style-name="gr10" draw:text-style-name="P3" draw:layer="layout" svg:width="1.361cm" svg:height="0.725cm" svg:x="7.9cm" svg:y="6.7cm">
          <draw:text-box>
            <text:p><text:span text:style-name="T1">Tree</text:span></text:p>
          </draw:text-box>
        </draw:frame>
        <draw:frame draw:style-name="gr11" draw:layer="layout" svg:width="7.198cm" svg:height="0.963cm" svg:x="9.802cm" svg:y="1.2cm">
          <draw:text-box>
            <text:p>Artificial Intelligence</text:p>
          </draw:text-box>
        </draw:frame>
        <draw:rect draw:style-name="gr12" draw:text-style-name="P1" draw:layer="layout" svg:width="1.1cm" svg:height="1.1cm" svg:x="16.329cm" svg:y="2.4cm">
          <text:p text:style-name="P1">R</text:p>
        </draw:rect>
        <draw:rect draw:style-name="gr12" draw:text-style-name="P1" draw:layer="layout" svg:width="1cm" svg:height="1.1cm" svg:x="16.329cm" svg:y="4cm">
          <text:p text:style-name="P1">R</text:p>
        </draw:rect>
        <draw:rect draw:style-name="gr12" draw:text-style-name="P1" draw:layer="layout" svg:width="1cm" svg:height="1.1cm" svg:x="16.329cm" svg:y="6.7cm">
          <text:p text:style-name="P1">R</text:p>
        </draw:rect>
        <draw:frame draw:style-name="gr13" draw:text-style-name="P1" xml:id="id2" draw:id="id2" draw:layer="layout" svg:width="0.934cm" svg:height="1.048cm" svg:x="12.729cm" svg:y="6.7cm">
          <draw:image xlink:href="Pictures/10000200000000FA000000FA9D47CFC0.gif" xlink:type="simple" xlink:show="embed" xlink:actuate="onLoad">
            <text:p/>
          </draw:image>
        </draw:frame>
        <draw:rect draw:style-name="gr6" draw:text-style-name="P1" xml:id="id5" draw:id="id5" draw:layer="layout" svg:width="1.029cm" svg:height="1.1cm" svg:x="12.7cm" svg:y="4cm">
          <text:p/>
        </draw:rect>
        <draw:rect draw:style-name="gr6" draw:text-style-name="P1" xml:id="id3" draw:id="id3" draw:layer="layout" svg:width="1.029cm" svg:height="1.1cm" svg:x="12.729cm" svg:y="2.4cm">
          <text:p/>
        </draw:rect>
        <draw:frame draw:style-name="gr13" draw:text-style-name="P1" draw:layer="layout" svg:width="0.934cm" svg:height="1.048cm" svg:x="12.729cm" svg:y="4cm">
          <draw:image xlink:href="Pictures/10000200000000FA000000FA9D47CFC0.gif" xlink:type="simple" xlink:show="embed" xlink:actuate="onLoad">
            <text:p/>
          </draw:image>
        </draw:frame>
        <draw:frame draw:style-name="gr13" draw:text-style-name="P1" draw:layer="layout" svg:width="0.934cm" svg:height="1.048cm" svg:x="12.729cm" svg:y="2.352cm">
          <draw:image xlink:href="Pictures/10000200000000FA000000FA9D47CFC0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7.717cm" fo:margin-left="0.02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6T17:32:07.60</meta:creation-date>
    <dc:date>2014-12-16T22:17:33.66</dc:date>
    <dc:creator>Dan </dc:creator>
    <meta:editing-duration>PT1H26M26S</meta:editing-duration>
    <meta:editing-cycles>20</meta:editing-cycles>
    <meta:generator>OpenOffice/4.1.1$Win32 OpenOffice.org_project/411m6$Build-9775</meta:generator>
    <meta:document-statistic meta:object-count="29"/>
  </office:meta>
</office:document-meta>
</file>